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top" fo:background-color="#F7C7AC"/>
    </style:style>
    <style:style style:name="ce6" style:family="table-cell" style:parent-style-name="Default" style:data-style-name="N0">
      <style:table-cell-properties style:vertical-align="top" fo:background-color="#F7C7A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top" fo:background-color="#CAEDFB"/>
    </style:style>
    <style:style style:name="ce8" style:family="table-cell" style:parent-style-name="Default" style:data-style-name="N0">
      <style:table-cell-properties style:vertical-align="top" fo:background-color="#CAEDFB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top" fo:background-color="#DAF2D0"/>
    </style:style>
    <style:style style:name="ce10" style:family="table-cell" style:parent-style-name="Default" style:data-style-name="N0">
      <style:table-cell-properties style:vertical-align="top" fo:background-color="#DAF2D0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top"/>
      <style:text-properties fo:color="#000000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/>
    </style:style>
    <style:style style:name="ce13" style:family="table-cell" style:parent-style-name="Default" style:data-style-name="N0">
      <style:table-cell-properties style:vertical-align="top" fo:background-color="#FFFF00"/>
    </style:style>
    <style:style style:name="ce14" style:family="table-cell" style:parent-style-name="Default" style:data-style-name="N0">
      <style:table-cell-properties style:vertical-align="top" fo:background-color="#FFFF00" style:repeat-content="false"/>
      <style:paragraph-properties fo:text-align="end" fo:margin-right="0cm"/>
    </style:style>
    <style:style style:name="ce15" style:family="table-cell" style:parent-style-name="Default" style:data-style-name="N2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vertical-align="top"/>
    </style:style>
    <style:style style:name="ce17" style:family="table-cell" style:parent-style-name="Default" style:data-style-name="N2">
      <style:table-cell-properties style:vertical-align="top" fo:background-color="#F7C7AC"/>
    </style:style>
    <style:style style:name="ce18" style:family="table-cell" style:parent-style-name="Default" style:data-style-name="N2">
      <style:table-cell-properties style:vertical-align="top" fo:background-color="#CAEDFB"/>
    </style:style>
    <style:style style:name="ce19" style:family="table-cell" style:parent-style-name="Default" style:data-style-name="N2">
      <style:table-cell-properties style:vertical-align="top" fo:background-color="#DAF2D0"/>
    </style:style>
    <style:style style:name="ce20" style:family="table-cell" style:parent-style-name="Default" style:data-style-name="N2">
      <style:table-cell-properties style:vertical-align="top"/>
      <style:text-properties fo:color="#000000"/>
    </style:style>
    <style:style style:name="ce21" style:family="table-cell" style:parent-style-name="Default" style:data-style-name="N2">
      <style:table-cell-properties style:vertical-align="top" fo:background-color="#FFFF00"/>
    </style:style>
    <style:style style:name="ce22" style:family="table-cell" style:parent-style-name="Default" style:data-style-name="N0">
      <style:table-cell-properties style:vertical-align="top"/>
    </style:style>
    <style:style style:name="ce23" style:family="table-cell" style:parent-style-name="Default" style:data-style-name="N0">
      <style:table-cell-properties style:vertical-align="top" fo:background-color="#F7C7AC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style:vertical-align="top" fo:background-color="#F7C7AC"/>
    </style:style>
    <style:style style:name="ce2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5.794375cm" style:use-optimal-column-width="true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1.27cm" style:use-optimal-column-width="true"/>
    </style:style>
    <style:style style:name="co4" style:family="table-column">
      <style:table-column-properties fo:break-before="auto" style:column-width="2.91041666666667cm" style:use-optimal-column-width="true"/>
    </style:style>
    <style:style style:name="co5" style:family="table-column">
      <style:table-column-properties fo:break-before="auto" style:column-width="2.54cm" style:use-optimal-column-width="true"/>
    </style:style>
    <style:style style:name="co6" style:family="table-column">
      <style:table-column-properties fo:break-before="auto" style:column-width="1.87854166666667cm" style:use-optimal-column-width="true"/>
    </style:style>
    <style:style style:name="co7" style:family="table-column">
      <style:table-column-properties fo:break-before="auto" style:column-width="1.53458333333333cm" style:use-optimal-column-width="true"/>
    </style:style>
    <style:style style:name="co8" style:family="table-column">
      <style:table-column-properties fo:break-before="auto" style:column-width="2.96333333333333cm" style:use-optimal-column-width="true"/>
    </style:style>
    <style:style style:name="co9" style:family="table-column">
      <style:table-column-properties fo:break-before="auto" style:column-width="2.38125cm" style:use-optimal-column-width="true"/>
    </style:style>
    <style:style style:name="co10" style:family="table-column">
      <style:table-column-properties fo:break-before="auto" style:column-width="1.42875cm" style:use-optimal-column-width="true"/>
    </style:style>
    <style:style style:name="co11" style:family="table-column">
      <style:table-column-properties fo:break-before="auto" style:column-width="1.666875cm" style:use-optimal-column-width="true"/>
    </style:style>
    <style:style style:name="co12" style:family="table-column">
      <style:table-column-properties fo:break-before="auto" style:column-width="4.60375cm" style:use-optimal-column-width="true"/>
    </style:style>
    <style:style style:name="co13" style:family="table-column">
      <style:table-column-properties fo:break-before="auto" style:column-width="4.07458333333333cm" style:use-optimal-column-width="true"/>
    </style:style>
    <style:style style:name="co14" style:family="table-column">
      <style:table-column-properties fo:break-before="auto" style:column-width="2.11666666666667cm" style:use-optimal-column-width="true"/>
    </style:style>
    <style:style style:name="co15" style:family="table-column">
      <style:table-column-properties fo:break-before="auto" style:column-width="2.32833333333333cm" style:use-optimal-column-width="true"/>
    </style:style>
    <style:style style:name="co16" style:family="table-column">
      <style:table-column-properties fo:break-before="auto" style:column-width="1.64041666666667cm" style:use-optimal-column-width="true"/>
    </style:style>
    <style:style style:name="co17" style:family="table-column">
      <style:table-column-properties fo:break-before="auto" style:column-width="1.74625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79916666666667cm" style:use-optimal-column-width="true"/>
    </style:style>
    <style:style style:name="co21" style:family="table-column">
      <style:table-column-properties fo:break-before="auto" style:column-width="1.61395833333333cm"/>
    </style:style>
    <style:style style:name="co22" style:family="table-column">
      <style:table-column-properties fo:break-before="auto" style:column-width="4.365625cm"/>
    </style:style>
    <style:style style:name="co23" style:family="table-column">
      <style:table-column-properties fo:break-before="auto" style:column-width="6.77333333333333cm" style:use-optimal-column-width="true"/>
    </style:style>
    <style:style style:name="co24" style:family="table-column">
      <style:table-column-properties fo:break-before="auto" style:column-width="3.14854166666667cm"/>
    </style:style>
    <style:style style:name="co2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9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TP's_communities_arabl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3"/>
        <table:table-column table:style-name="co8" table:default-cell-style-name="ce3"/>
        <table:table-column table:style-name="co9" table:default-cell-style-name="ce16"/>
        <table:table-column table:style-name="co10" table:default-cell-style-name="ce10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1"/>
        <table:table-column table:style-name="co16" table:default-cell-style-name="ce3"/>
        <table:table-column table:style-name="co17" table:default-cell-style-name="ce3"/>
        <table:table-column table:style-name="co11" table:number-columns-repeated="2" table:default-cell-style-name="ce3"/>
        <table:table-column table:style-name="co16" table:default-cell-style-name="ce3"/>
        <table:table-column table:style-name="co18" table:default-cell-style-name="ce3"/>
        <table:table-column table:style-name="co19" table:default-cell-style-name="ce3"/>
        <table:table-column table:style-name="co17" table:default-cell-style-name="ce3"/>
        <table:table-column table:style-name="co20" table:default-cell-style-name="ce3"/>
        <table:table-column table:style-name="co19" table:default-cell-style-name="ce3"/>
        <table:table-column table:style-name="co21" table:number-columns-repeated="16359" table:default-cell-style-name="ce3"/>
        <table:table-row table:style-name="ro1">
          <table:table-cell office:value-type="string" table:style-name="ce2">
            <text:p>Species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LMR</text:p>
          </table:table-cell>
          <table:table-cell office:value-type="string" table:style-name="ce2">
            <text:p>MaxMass (mg)</text:p>
          </table:table-cell>
          <table:table-cell office:value-type="string" table:style-name="ce2">
            <text:p>mSeed (mg)</text:p>
          </table:table-cell>
          <table:table-cell office:value-type="string" table:style-name="ce2">
            <text:p>Dist (m)</text:p>
          </table:table-cell>
          <table:table-cell office:value-type="string" table:style-name="ce2">
            <text:p>Gmax</text:p>
          </table:table-cell>
          <table:table-cell office:value-type="string" table:style-name="ce2">
            <text:p>Memo (weeks)</text:p>
          </table:table-cell>
          <table:table-cell office:value-type="string" table:style-name="ce15">
            <text:p>SLA(comb)</text:p>
          </table:table-cell>
          <table:table-cell office:value-type="string" table:style-name="ce2">
            <text:p>Palat</text:p>
          </table:table-cell>
          <table:table-cell office:value-type="string" table:style-name="ce2">
            <text:p>Clonal</text:p>
          </table:table-cell>
          <table:table-cell office:value-type="string" table:style-name="ce2">
            <text:p>meanSpacerLength (cm)</text:p>
          </table:table-cell>
          <table:table-cell office:value-type="string" table:style-name="ce2">
            <text:p>sdSpacerLength (cm)</text:p>
          </table:table-cell>
          <table:table-cell office:value-type="string" table:style-name="ce2">
            <text:p>Resshare</text:p>
          </table:table-cell>
          <table:table-cell office:value-type="string" table:style-name="ce2">
            <text:p>Note</text:p>
          </table:table-cell>
          <table:table-cell office:value-type="string" table:style-name="ce2">
            <text:p>STE_I1</text:p>
          </table:table-cell>
          <table:table-cell office:value-type="string" table:style-name="ce2">
            <text:p>ANA_I1</text:p>
          </table:table-cell>
          <table:table-cell office:value-type="string" table:style-name="ce2">
            <text:p>BLS_I1</text:p>
          </table:table-cell>
          <table:table-cell office:value-type="string" table:style-name="ce2">
            <text:p>ALP_I1</text:p>
          </table:table-cell>
          <table:table-cell office:value-type="string" table:style-name="ce2">
            <text:p>ATL_I1</text:p>
          </table:table-cell>
          <table:table-cell office:value-type="string" table:style-name="ce2">
            <text:p>BOR_I1</text:p>
          </table:table-cell>
          <table:table-cell office:value-type="string" table:style-name="ce2">
            <text:p>CON_I1</text:p>
          </table:table-cell>
          <table:table-cell office:value-type="string" table:style-name="ce2">
            <text:p>PAN_I1</text:p>
          </table:table-cell>
          <table:table-cell office:value-type="string" table:style-name="ce2">
            <text:p>MED_I1</text:p>
          </table:table-cell>
          <table:table-cell office:value-type="string" table:style-name="ce2">
            <text:p>MAC_I1</text:p>
          </table:table-cell>
          <table:table-cell table:number-columns-repeated="16359" table:style-name="ce2"/>
        </table:table-row>
        <table:table-row table:style-name="ro1">
          <table:table-cell office:value-type="string" table:style-name="ce3">
            <text:p>Abutilon theophrasti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5000" table:style-name="ce3">
            <text:p>5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6849529412000001" table:style-name="ce16">
            <text:p>0,27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chillea crithmifoli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chillea millefolium aggr.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chillea setace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donis aestival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42069999999999996" table:style-name="ce16">
            <text:p>0,42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donis eriocalycin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donis flamme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donis microcarp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egilops triuncial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9084844300000001" table:style-name="ce16">
            <text:p>0,19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Aethionema froedinii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float" office:value="1000" table:style-name="ce5">
            <text:p>1000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string" table:style-name="ce6">
            <text:p/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5">
            <text:p>Aethionema heterocarpum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float" office:value="1000" table:style-name="ce5">
            <text:p>1000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string" table:style-name="ce6">
            <text:p/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Aethionema saxatil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23000864010086" table:style-name="ce16">
            <text:p>0,12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ethusa cynapi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35089999999999999" table:style-name="ce16">
            <text:p>0,35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grostemma githago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3111999999999999" table:style-name="ce16">
            <text:p>0,23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grostis capillar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2768225696716238" table:style-name="ce16">
            <text:p>0,2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grostis gigante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4573360295824784" table:style-name="ce16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grostis stolonifer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6486236583460687" table:style-name="ce16">
            <text:p>0,2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juga chamaepity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2248" table:style-name="ce16">
            <text:p>0,22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lcea acaul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5000" table:style-name="ce3">
            <text:p>5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lopecurus myosuroide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0486666666666667" table:style-name="ce16">
            <text:p>0,3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Alyssum praecox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float" office:value="1000" table:style-name="ce5">
            <text:p>1000</text:p>
          </table:table-cell>
          <table:table-cell office:value-type="float" office:value="0.1" table:style-name="ce6">
            <text:p>0,1</text:p>
          </table:table-cell>
          <table:table-cell office:value-type="float" office:value="0.6" table:style-name="ce6">
            <text:p>0,6</text:p>
          </table:table-cell>
          <table:table-cell table:number-columns-repeated="2" table:style-name="ce6"/>
          <table:table-cell table:style-name="ce17"/>
          <table:table-cell office:value-type="string" table:style-name="ce6">
            <text:p/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Alyssum simplex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maranthus alb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maranthus blitoide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8140457057313994" table:style-name="ce16">
            <text:p>0,18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maranthus hybrid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maranthus retroflex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2705499038673091" table:style-name="ce16">
            <text:p>0,23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mbrosia artemisiifol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6195025949586209" table:style-name="ce16">
            <text:p>0,26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nacyclus clavat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175041" table:style-name="ce16">
            <text:p>0,18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nagallis arvens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1146891062266663" table:style-name="ce16">
            <text:p>0,3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nagallis foemin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5" table:style-name="ce16">
            <text:p>0,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nchusa azure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ndrosace maxim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21136249999999998" table:style-name="ce16">
            <text:p>0,21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7">
            <text:p>Andryala pinnatifida</text:p>
          </table:table-cell>
          <table:table-cell office:value-type="string" table:style-name="ce7">
            <text:p>Non-crop</text:p>
          </table:table-cell>
          <table:table-cell office:value-type="float" office:value="1" table:style-name="ce8">
            <text:p>1</text:p>
          </table:table-cell>
          <table:table-cell office:value-type="float" office:value="2000" table:style-name="ce7">
            <text:p>2000</text:p>
          </table:table-cell>
          <table:table-cell office:value-type="float" office:value="0.3" table:style-name="ce8">
            <text:p>0,3</text:p>
          </table:table-cell>
          <table:table-cell office:value-type="float" office:value="0.3" table:style-name="ce8">
            <text:p>0,3</text:p>
          </table:table-cell>
          <table:table-cell table:number-columns-repeated="2" table:style-name="ce8"/>
          <table:table-cell table:style-name="ce18"/>
          <table:table-cell office:value-type="string" table:style-name="ce8">
            <text:p/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Canary island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59" table:style-name="ce7"/>
        </table:table-row>
        <table:table-row table:style-name="ro1">
          <table:table-cell office:value-type="string" table:style-name="ce3">
            <text:p>Anemone bland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nisantha diandr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nisantha rigid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nisantha steril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nisantha tector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nogramma leptophyll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nthemis arvens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6922749964576931" table:style-name="ce16">
            <text:p>0,27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nthemis ruthenic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30710000000000004" table:style-name="ce16">
            <text:p>0,31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nthoxanthum aristat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pera spica-venti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5019999999999998" table:style-name="ce16">
            <text:p>0,25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phanes arvens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0552941176470588" table:style-name="ce16">
            <text:p>0,31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pium graveolen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rabidopsis thalian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31528054144999995" table:style-name="ce16">
            <text:p>0,32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rabis lax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rabis vern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Arenaria cariensis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float" office:value="1000" table:style-name="ce5">
            <text:p>1000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5">
            <text:p>Arenaria ledebouriana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float" office:value="1000" table:style-name="ce5">
            <text:p>1000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Arenaria leptoclado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renaria serpyllifol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17313557289555953" table:style-name="ce16">
            <text:p>0,17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rgentina anserin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rnoseris minim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2680000000000003" table:style-name="ce16">
            <text:p>0,33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rrhenatherum elati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5392475832914391" table:style-name="ce16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rtemisia austriac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rtemisia santonic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15807000000000002" table:style-name="ce16">
            <text:p>0,16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rtemisia vulgar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5000" table:style-name="ce3">
            <text:p>5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6634934444627462" table:style-name="ce16">
            <text:p>0,27</text:p>
          </table:table-cell>
          <table:table-cell office:value-type="float" office:value="0.5" table:style-name="ce4">
            <text:p>0,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sparagus officinal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0439637701" table:style-name="ce16">
            <text:p>0,10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sperula arvens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sperula cynanchic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337812121209091" table:style-name="ce16">
            <text:p>0,13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splenium ceterach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splenium obovatum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Astragalus acmophyllus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float" office:value="1000" table:style-name="ce5">
            <text:p>1000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5">
            <text:p>Astragalus aucheri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float" office:value="1000" table:style-name="ce5">
            <text:p>1000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5">
            <text:p>Astragalus dasycarpus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float" office:value="1000" table:style-name="ce5">
            <text:p>1000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Astragalus glycyphyllo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2870000000000001" table:style-name="ce16">
            <text:p>0,23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Astragalus leporinus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float" office:value="2000" table:style-name="ce5">
            <text:p>2000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9">
            <text:p>Astragalus macropus</text:p>
          </table:table-cell>
          <table:table-cell office:value-type="string" table:style-name="ce9">
            <text:p>Non-crop</text:p>
          </table:table-cell>
          <table:table-cell office:value-type="float" office:value="0.5" table:style-name="ce10">
            <text:p>0,5</text:p>
          </table:table-cell>
          <table:table-cell office:value-type="string" table:style-name="ce9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table:number-columns-repeated="2" table:style-name="ce10"/>
          <table:table-cell table:style-name="ce19"/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9">
            <text:p>Middle east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59" table:style-name="ce9"/>
        </table:table-row>
        <table:table-row table:style-name="ro1">
          <table:table-cell office:value-type="string" table:style-name="ce5">
            <text:p>Astragalus macrouroides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float" office:value="1000" table:style-name="ce5">
            <text:p>1000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5">
            <text:p>Astragalus nanus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float" office:value="1000" table:style-name="ce5">
            <text:p>1000</text:p>
          </table:table-cell>
          <table:table-cell office:value-type="float" office:value="0.3" table:style-name="ce6">
            <text:p>0,3</text:p>
          </table:table-cell>
          <table:table-cell office:value-type="float" office:value="0.3" table:style-name="ce6">
            <text:p>0,3</text:p>
          </table:table-cell>
          <table:table-cell table:number-columns-repeated="2" table:style-name="ce6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5">
            <text:p>Astragalus ovinus</text:p>
          </table:table-cell>
          <table:table-cell office:value-type="string" table:style-name="ce5">
            <text:p>Non-crop</text:p>
          </table:table-cell>
          <table:table-cell office:value-type="float" office:value="0.75" table:style-name="ce6">
            <text:p>0,75</text:p>
          </table:table-cell>
          <table:table-cell office:value-type="float" office:value="2000" table:style-name="ce5">
            <text:p>2000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5">
            <text:p>Astragalus pseudocaspius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5">
            <text:p>Astragalus sigmoideus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5">
            <text:p>Astragalus xerophilus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float" office:value="0.25" table:style-name="ce6">
            <text:p>0,25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Atriplex patul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7469999999999999" table:style-name="ce16">
            <text:p>0,17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Aubrieta canescens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Avena barbat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22945860407379315" table:style-name="ce16">
            <text:p>0,2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vena fatu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7214615085999999" table:style-name="ce16">
            <text:p>0,2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vena sativ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1974388021456548" table:style-name="ce16">
            <text:p>0,2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Avena sterilis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0405000000000004" table:style-name="ce16">
            <text:p>0,2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Barbarea intermedi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198" table:style-name="ce16">
            <text:p>0,2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9">
            <text:p>Barbarea minor</text:p>
          </table:table-cell>
          <table:table-cell office:value-type="string" table:style-name="ce9">
            <text:p>Non-crop</text:p>
          </table:table-cell>
          <table:table-cell office:value-type="float" office:value="0.5" table:style-name="ce10">
            <text:p>0,5</text:p>
          </table:table-cell>
          <table:table-cell office:value-type="float" office:value="1000" table:style-name="ce9">
            <text:p>1000</text:p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table:number-columns-repeated="2" table:style-name="ce10"/>
          <table:table-cell table:style-name="ce19"/>
          <table:table-cell office:value-type="float" office:value="1" table:style-name="ce10">
            <text:p>1</text:p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9">
            <text:p>Middle east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59" table:style-name="ce9"/>
        </table:table-row>
        <table:table-row table:style-name="ro1">
          <table:table-cell office:value-type="string" table:style-name="ce3">
            <text:p>Bassia prostrat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Berberis crataegina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float" office:value="5000" table:style-name="ce5">
            <text:p>5000</text:p>
          </table:table-cell>
          <table:table-cell office:value-type="float" office:value="1" table:style-name="ce6">
            <text:p>1</text:p>
          </table:table-cell>
          <table:table-cell office:value-type="float" office:value="0.1" table:style-name="ce6">
            <text:p>0,1</text:p>
          </table:table-cell>
          <table:table-cell table:number-columns-repeated="2" table:style-name="ce6"/>
          <table:table-cell table:style-name="ce17"/>
          <table:table-cell office:value-type="float" office:value="1" table:style-name="ce6">
            <text:p>1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Bidens pilosu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Bifora radian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Bifora testiculat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Biscutella auriculat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Bistorta carnea</text:p>
          </table:table-cell>
          <table:table-cell office:value-type="string" table:style-name="ce5">
            <text:p>Non-crop</text:p>
          </table:table-cell>
          <table:table-cell office:value-type="float" office:value="1" table:style-name="ce6">
            <text:p>1</text:p>
          </table:table-cell>
          <table:table-cell office:value-type="float" office:value="2000" table:style-name="ce5">
            <text:p>2000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Bothriochloa ischaem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0388704718752673" table:style-name="ce16">
            <text:p>0,2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Briza maxim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20128277065714281" table:style-name="ce16">
            <text:p>0,2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Bromopsis inerm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19675437499840137" table:style-name="ce16">
            <text:p>0,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Bromus arvens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6761631313249997" table:style-name="ce16">
            <text:p>0,1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Bromus hordeace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4032805611178182" table:style-name="ce16">
            <text:p>0,2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Bromus secalin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Bufonia tenuifol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Buglossoides arvens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9332590492999999" table:style-name="ce16">
            <text:p>0,19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Bupleurum affin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Bupleurum commutat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alendula arvensi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25766024999999998" table:style-name="ce16">
            <text:p>0,26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alystegia sepi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5000" table:style-name="ce3">
            <text:p>5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0493249395013508" table:style-name="ce16">
            <text:p>0,20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amelina microcarp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19878720929999999" table:style-name="ce16">
            <text:p>0,2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amelina rumelic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ampanula rapunculoide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7511000000000001" table:style-name="ce16">
            <text:p>0,75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apsella bursa-pastori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33390572065536689" table:style-name="ce16">
            <text:p>0,3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ardamine hirsut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8489661683333334" table:style-name="ce16">
            <text:p>0,28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arduus acanthoides</text:p>
          </table:table-cell>
          <table:table-cell office:value-type="string" table:style-name="ce3">
            <text:p>Non-crop</text:p>
          </table:table-cell>
          <table:table-cell office:value-type="float" office:value="0.75" table:style-name="ce4">
            <text:p>0,7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6.4189999999999997E-2" table:style-name="ce16">
            <text:p>0,06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arduus tenuiflorus</text:p>
          </table:table-cell>
          <table:table-cell office:value-type="string" table:style-name="ce3">
            <text:p>Non-crop</text:p>
          </table:table-cell>
          <table:table-cell office:value-type="float" office:value="0.75" table:style-name="ce4">
            <text:p>0,7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75" table:style-name="ce16">
            <text:p>0,75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arex praecox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605" table:style-name="ce16">
            <text:p>0,16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arthamus lanatu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10359129411764703" table:style-name="ce16">
            <text:p>0,10</text:p>
          </table:table-cell>
          <table:table-cell office:value-type="float" office:value="0.5" table:style-name="ce4">
            <text:p>0,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aucalis platycarpo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entaurea diffus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17927598981125004" table:style-name="ce16">
            <text:p>0,18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entaurea scabios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5513831724217392" table:style-name="ce16">
            <text:p>0,16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entaurea solstitiali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9971569089090913" table:style-name="ce16">
            <text:p>0,2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entranthus calcitrapae</text:p>
          </table:table-cell>
          <table:table-cell office:value-type="string" table:style-name="ce3">
            <text:p>Non-crop</text:p>
          </table:table-cell>
          <table:table-cell office:value-type="float" office:value="0.75" table:style-name="ce4">
            <text:p>0,7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erastium cerastoide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8862637872691191" table:style-name="ce16">
            <text:p>0,39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erastium comat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erastium fontanum subsp. vulgar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erastium glomeratum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27281449753904757" table:style-name="ce16">
            <text:p>0,27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eratochloa cathartic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henopodiastrum hybrid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henopodium album aggr.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henopodium vulvar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1489999999999996" table:style-name="ce16">
            <text:p>0,3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hondrilla junce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3248862194479999" table:style-name="ce16">
            <text:p>0,13</text:p>
          </table:table-cell>
          <table:table-cell office:value-type="string" table:style-name="ce4">
            <text:p/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ichorium intybu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8737784246524902" table:style-name="ce16">
            <text:p>0,1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irsium arvense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8626559528572489" table:style-name="ce16">
            <text:p>0,19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lematis flammul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5000" table:style-name="ce3">
            <text:p>5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5130000000000002" table:style-name="ce16">
            <text:p>0,15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onringia orientalis</text:p>
          </table:table-cell>
          <table:table-cell office:value-type="string" table:style-name="ce3">
            <text:p>Non-crop</text:p>
          </table:table-cell>
          <table:table-cell office:value-type="float" office:value="0.75" table:style-name="ce4">
            <text:p>0,7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0173841349999997" table:style-name="ce16">
            <text:p>0,3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onsolida hispanic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onsolida regal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24219999999999997" table:style-name="ce16">
            <text:p>0,2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Consolida saccata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string" table:style-name="ce6">
            <text:p/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5">
            <text:p>Consolida stenocarpa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string" table:style-name="ce6">
            <text:p/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Convolvulus arvens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4888714974687726" table:style-name="ce16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onvolvulus cantabric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6741166666666665" table:style-name="ce16">
            <text:p>0,1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oronilla scorpioide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orydalis conorhiz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25161088748999999" table:style-name="ce16">
            <text:p>0,25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orydalis solid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43076250000000005" table:style-name="ce16">
            <text:p>0,43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ota austriac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22314175" table:style-name="ce16">
            <text:p>0,22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ota tinctor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repis setos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8637425000000003" table:style-name="ce16">
            <text:p>0,39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repis tector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0463382495499999" table:style-name="ce16">
            <text:p>0,2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yanus seget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29611550000000003" table:style-name="ce16">
            <text:p>0,3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ynanchum acut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5000" table:style-name="ce3">
            <text:p>5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ynodon dactylon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3972348989483721" table:style-name="ce16">
            <text:p>0,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Cyperus rotund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Dactylis glomerat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5342588387941134" table:style-name="ce16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Dasypyrum villos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Daucus carot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6551980642081143" table:style-name="ce16">
            <text:p>0,1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Descurainia sophi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0908496733333334" table:style-name="ce16">
            <text:p>0,2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Dianthus corymbosu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Dianthus monadelphus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float" office:value="0.25" table:style-name="ce6">
            <text:p>0,25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Dianthus pseudarmeri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Dianthus viscid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Dianthus zonatus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float" office:value="1000" table:style-name="ce5">
            <text:p>1000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3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Dictamnus alb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5215714285714288" table:style-name="ce16">
            <text:p>0,15</text:p>
          </table:table-cell>
          <table:table-cell office:value-type="string" table:style-name="ce4">
            <text:p/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Digitaria sanguinali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3857009832891821" table:style-name="ce16">
            <text:p>0,3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1">
            <text:p>Diplotaxis erucoides</text:p>
          </table:table-cell>
          <table:table-cell office:value-type="string" table:style-name="ce11">
            <text:p>Non-crop</text:p>
          </table:table-cell>
          <table:table-cell office:value-type="float" office:value="1" table:style-name="ce12">
            <text:p>1</text:p>
          </table:table-cell>
          <table:table-cell office:value-type="float" office:value="1000" table:style-name="ce11">
            <text:p>1000</text:p>
          </table:table-cell>
          <table:table-cell office:value-type="float" office:value="0.1" table:style-name="ce12">
            <text:p>0,1</text:p>
          </table:table-cell>
          <table:table-cell office:value-type="float" office:value="0.6" table:style-name="ce12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5" table:style-name="ce20">
            <text:p>0,50</text:p>
          </table:table-cell>
          <table:table-cell office:value-type="string" table:style-name="ce12">
            <text:p/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1"/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table:number-columns-repeated="16359" table:style-name="ce11"/>
        </table:table-row>
        <table:table-row table:style-name="ro1">
          <table:table-cell office:value-type="string" table:style-name="ce3">
            <text:p>Diplotaxis murali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Diplotaxis tenuifol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2440000000000002" table:style-name="ce16">
            <text:p>0,22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Draba bryoides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float" office:value="1000" table:style-name="ce5">
            <text:p>1000</text:p>
          </table:table-cell>
          <table:table-cell office:value-type="float" office:value="0.1" table:style-name="ce6">
            <text:p>0,1</text:p>
          </table:table-cell>
          <table:table-cell office:value-type="float" office:value="0.6" table:style-name="ce6">
            <text:p>0,6</text:p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Draba verna aggr.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chinochloa crus-galli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3928681120800005" table:style-name="ce16">
            <text:p>0,24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Echinops microcephalus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float" office:value="1000" table:style-name="ce5">
            <text:p>1000</text:p>
          </table:table-cell>
          <table:table-cell office:value-type="float" office:value="1" table:style-name="ce6">
            <text:p>1</text:p>
          </table:table-cell>
          <table:table-cell office:value-type="float" office:value="0.1" table:style-name="ce6">
            <text:p>0,1</text:p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Echium italicum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10722666666666665" table:style-name="ce16">
            <text:p>0,11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lytrigia repens aggr.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quisetum arvens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4909719161540813" table:style-name="ce16">
            <text:p>0,15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quisetum variegat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9.8445057979532416E-2" table:style-name="ce16">
            <text:p>0,10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ragrostis minor</text:p>
          </table:table-cell>
          <table:table-cell office:value-type="string" table:style-name="ce3">
            <text:p>Non-crop</text:p>
          </table:table-cell>
          <table:table-cell office:value-type="float" office:value="0.75" table:style-name="ce4">
            <text:p>0,7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22763518519999684" table:style-name="ce16">
            <text:p>0,2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rigeron annu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9868939909692316" table:style-name="ce16">
            <text:p>0,3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rigeron canadens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2647704528571425" table:style-name="ce16">
            <text:p>0,3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rigeron sumatrensi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5000" table:style-name="ce3">
            <text:p>5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27020900000000003" table:style-name="ce16">
            <text:p>0,2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Erodium absinthoides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float" office:value="1000" table:style-name="ce5">
            <text:p>1000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5">
            <text:p>Erodium cedrorum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float" office:value="1000" table:style-name="ce5">
            <text:p>1000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Erodium cicutari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34987505299740512" table:style-name="ce16">
            <text:p>0,35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rucaria hispanic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ryngium campestre</text:p>
          </table:table-cell>
          <table:table-cell office:value-type="string" table:style-name="ce3">
            <text:p>Non-crop</text:p>
          </table:table-cell>
          <table:table-cell office:value-type="float" office:value="0.75" table:style-name="ce4">
            <text:p>0,7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8.7082548752866668E-2" table:style-name="ce16">
            <text:p>0,09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rysimum cheiranthoide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1996000000000002" table:style-name="ce16">
            <text:p>0,22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rysimum pulchell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rysimum repand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15232558139999999" table:style-name="ce16">
            <text:p>0,15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uphorbia chamaesyc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uphorbia esul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882041862420834" table:style-name="ce16">
            <text:p>0,19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uphorbia exigu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26046088256" table:style-name="ce16">
            <text:p>0,26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uphorbia falcat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uphorbia helioscop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6009999999999998" table:style-name="ce16">
            <text:p>0,36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uphorbia pepl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44750000000000001" table:style-name="ce16">
            <text:p>0,45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uphorbia seguierian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Euphorbia serrat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Falcaria vulgar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2584000000000001" table:style-name="ce16">
            <text:p>0,13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Fallopia convolvul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33527230128125002" table:style-name="ce16">
            <text:p>0,34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7">
            <text:p>Ferula linkii</text:p>
          </table:table-cell>
          <table:table-cell office:value-type="string" table:style-name="ce7">
            <text:p>Non-crop</text:p>
          </table:table-cell>
          <table:table-cell office:value-type="float" office:value="0.5" table:style-name="ce8">
            <text:p>0,5</text:p>
          </table:table-cell>
          <table:table-cell office:value-type="float" office:value="5000" table:style-name="ce7">
            <text:p>5000</text:p>
          </table:table-cell>
          <table:table-cell office:value-type="float" office:value="1" table:style-name="ce8">
            <text:p>1</text:p>
          </table:table-cell>
          <table:table-cell office:value-type="float" office:value="0.1" table:style-name="ce8">
            <text:p>0,1</text:p>
          </table:table-cell>
          <table:table-cell table:number-columns-repeated="2" table:style-name="ce8"/>
          <table:table-cell table:style-name="ce18"/>
          <table:table-cell office:value-type="string" table:style-name="ce8">
            <text:p/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Canary island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59" table:style-name="ce7"/>
        </table:table-row>
        <table:table-row table:style-name="ro1">
          <table:table-cell office:value-type="string" table:style-name="ce3">
            <text:p>Festuca valesiaca aggr.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Fibigia clypeata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float" office:value="1000" table:style-name="ce5">
            <text:p>1000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Filago pyramidat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37671999999999994" table:style-name="ce16">
            <text:p>0,38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7">
            <text:p>Frankenia ericifolia</text:p>
          </table:table-cell>
          <table:table-cell office:value-type="string" table:style-name="ce7">
            <text:p>Non-crop</text:p>
          </table:table-cell>
          <table:table-cell office:value-type="float" office:value="0.5" table:style-name="ce8">
            <text:p>0,5</text:p>
          </table:table-cell>
          <table:table-cell office:value-type="float" office:value="1000" table:style-name="ce7">
            <text:p>1000</text:p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table:number-columns-repeated="2" table:style-name="ce8"/>
          <table:table-cell table:style-name="ce18"/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7">
            <text:p>Canary island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59" table:style-name="ce7"/>
        </table:table-row>
        <table:table-row table:style-name="ro1">
          <table:table-cell office:value-type="string" table:style-name="ce3">
            <text:p>Fumana arabic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Fumaria densiflor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Fumaria mural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828" table:style-name="ce16">
            <text:p>0,28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Fumaria officinal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31548354978347765" table:style-name="ce16">
            <text:p>0,32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Fumaria parviflor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Galactites tomentos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Galeopsis specios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5000" table:style-name="ce3">
            <text:p>5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3995333333333333" table:style-name="ce16">
            <text:p>0,4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Galeopsis tetrahit aggr.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Galinsoga parviflor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48402466666666666" table:style-name="ce16">
            <text:p>0,48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Galinsoga quadriradiat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5081128571428566" table:style-name="ce16">
            <text:p>0,35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Galium aparin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41189515993295084" table:style-name="ce16">
            <text:p>0,41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Galium rubioide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Galium spuri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Galium tenuissim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Galium tricornut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Galium verrucos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Genista involucrata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7">
            <text:p>Genista microphylla</text:p>
          </table:table-cell>
          <table:table-cell office:value-type="string" table:style-name="ce7">
            <text:p>Non-crop</text:p>
          </table:table-cell>
          <table:table-cell office:value-type="float" office:value="0.5" table:style-name="ce8">
            <text:p>0,5</text:p>
          </table:table-cell>
          <table:table-cell office:value-type="string" table:style-name="ce7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table:number-columns-repeated="2" table:style-name="ce8"/>
          <table:table-cell table:style-name="ce18"/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7">
            <text:p>Canary island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59" table:style-name="ce7"/>
        </table:table-row>
        <table:table-row table:style-name="ro1">
          <table:table-cell office:value-type="string" table:style-name="ce3">
            <text:p>Geranium dissect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7349250571743167" table:style-name="ce16">
            <text:p>0,27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Geranium moll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27841567255499999" table:style-name="ce16">
            <text:p>0,28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Geranium purpure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Geranium pusill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3064545454545457" table:style-name="ce16">
            <text:p>0,23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Geranium sanguine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48244400423666667" table:style-name="ce16">
            <text:p>0,48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Gladiolus italic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Glebionis seget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39989366666666665" table:style-name="ce16">
            <text:p>0,4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Gnaphalium uliginos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5912274999999999" table:style-name="ce16">
            <text:p>0,36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Gypsophila festucifolia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float" office:value="1000" table:style-name="ce5">
            <text:p>1000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5">
            <text:p>Gypsophila graminifolia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Gypsophila mural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3.4637000000000002" table:style-name="ce16">
            <text:p>3,46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Gypsophila tenuifol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Gypsophila venusta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5">
            <text:p>Haplophyllum buxbaumii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Helianthemum aegyptiac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8.8396875846999998E-2" table:style-name="ce16">
            <text:p>0,09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Helianthemum can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1047499999999999" table:style-name="ce16">
            <text:p>0,11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Helianthemum nummulari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6410547085408195" table:style-name="ce16">
            <text:p>0,16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Heliotropium europae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Helminthotheca echioide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Herniaria hirsut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2266" table:style-name="ce16">
            <text:p>0,23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Hesperis bottae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Hesperis tristi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Hibiscus trion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14412884236172341" table:style-name="ce16">
            <text:p>0,14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Holcus lanat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5468017148348576" table:style-name="ce16">
            <text:p>0,25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Holosteum umbellatum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1.0811599999999999" table:style-name="ce16">
            <text:p>1,08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Hordeum murinum</text:p>
          </table:table-cell>
          <table:table-cell office:value-type="string" table:style-name="ce3">
            <text:p><text:s/>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23491471512591836" table:style-name="ce16">
            <text:p>0,23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Hordeum vulgare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35249999999999998" table:style-name="ce16">
            <text:p>0,3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Huperzia selago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4529394708666665" table:style-name="ce16">
            <text:p>0,15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Hypecoum imberb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Hypecoum pendulum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Hypericum adenotrichum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float" office:value="0.25" table:style-name="ce6">
            <text:p>0,25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Hypericum androsaem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Hypericum atomarium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5">
            <text:p>Hypericum aviculariifolium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Hypericum elegan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7">
            <text:p>Hypericum grandifolium</text:p>
          </table:table-cell>
          <table:table-cell office:value-type="string" table:style-name="ce7">
            <text:p>Non-crop</text:p>
          </table:table-cell>
          <table:table-cell office:value-type="float" office:value="0.5" table:style-name="ce8">
            <text:p>0,5</text:p>
          </table:table-cell>
          <table:table-cell office:value-type="float" office:value="2000" table:style-name="ce7">
            <text:p>2000</text:p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table:number-columns-repeated="2" table:style-name="ce8"/>
          <table:table-cell table:style-name="ce18"/>
          <table:table-cell office:value-type="float" office:value="0.25" table:style-name="ce8">
            <text:p>0,25</text:p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7">
            <text:p>Canary island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59" table:style-name="ce7"/>
        </table:table-row>
        <table:table-row table:style-name="ro1">
          <table:table-cell office:value-type="string" table:style-name="ce9">
            <text:p>Hypericum thymifolium</text:p>
          </table:table-cell>
          <table:table-cell office:value-type="string" table:style-name="ce9">
            <text:p>Non-crop</text:p>
          </table:table-cell>
          <table:table-cell office:value-type="float" office:value="0.5" table:style-name="ce10">
            <text:p>0,5</text:p>
          </table:table-cell>
          <table:table-cell office:value-type="float" office:value="1000" table:style-name="ce9">
            <text:p>1000</text:p>
          </table:table-cell>
          <table:table-cell office:value-type="float" office:value="0.3" table:style-name="ce10">
            <text:p>0,3</text:p>
          </table:table-cell>
          <table:table-cell office:value-type="float" office:value="0.3" table:style-name="ce10">
            <text:p>0,3</text:p>
          </table:table-cell>
          <table:table-cell table:number-columns-repeated="2" table:style-name="ce10"/>
          <table:table-cell table:style-name="ce19"/>
          <table:table-cell office:value-type="float" office:value="0.25" table:style-name="ce10">
            <text:p>0,25</text:p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9">
            <text:p>Middle east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59" table:style-name="ce9"/>
        </table:table-row>
        <table:table-row table:style-name="ro1">
          <table:table-cell office:value-type="string" table:style-name="ce3">
            <text:p>Iberis attic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Inula britannic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8005055449750837" table:style-name="ce16">
            <text:p>0,18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Juncus bufonius aggr.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Jurinea consanguine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Kickxia elatin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Kickxia spuria</text:p>
          </table:table-cell>
          <table:table-cell office:value-type="string" table:style-name="ce3">
            <text:p>Non-crop</text:p>
          </table:table-cell>
          <table:table-cell office:value-type="float" office:value="0.75" table:style-name="ce4">
            <text:p>0,7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4350000000000008" table:style-name="ce16">
            <text:p>0,34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Knautia arvensi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8072724165589182" table:style-name="ce16">
            <text:p>0,1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actuca serriol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3952422185111111" table:style-name="ce16">
            <text:p>0,2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actuca viminea</text:p>
          </table:table-cell>
          <table:table-cell office:value-type="string" table:style-name="ce3">
            <text:p>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amium amplexicaul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1839090909090911" table:style-name="ce16">
            <text:p>0,3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amium purpure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48564225163333335" table:style-name="ce16">
            <text:p>0,49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apsana commun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42270647971249997" table:style-name="ce16">
            <text:p>0,42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athyrus aphac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4148935775" table:style-name="ce16">
            <text:p>0,4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athyrus cicer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athyrus nissol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9879999999999998" table:style-name="ce16">
            <text:p>0,2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athyrus tuberos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1419166666666667" table:style-name="ce16">
            <text:p>0,21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egousia speculum-vener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75" table:style-name="ce16">
            <text:p>0,75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eontodon saxatili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eopoldia comos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epidium didym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epidium drab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eucanthemum vulgare aggr.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inaria genistifol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inaria vulgar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37096207256263147" table:style-name="ce16">
            <text:p>0,37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inum austriac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3787272727272726" table:style-name="ce16">
            <text:p>0,1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ipandra polysperm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olium perenne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0450449185374256" table:style-name="ce16">
            <text:p>0,2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olium rigidum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6821489938333332" table:style-name="ce16">
            <text:p>0,2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olium temulentum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omelosia argente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otus corniculat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4425700451891794" table:style-name="ce16">
            <text:p>0,24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ycopsis arvensi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Lythrum virgat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11511" table:style-name="ce16">
            <text:p>0,12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alva unguiculat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5000" table:style-name="ce3">
            <text:p>5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arrubium vulgar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8.5866088117244874E-2" table:style-name="ce16">
            <text:p>0,09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atricaria chamomill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1629379999999996" table:style-name="ce16">
            <text:p>0,3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atricaria discoide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8294424999999999" table:style-name="ce16">
            <text:p>0,38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edicago lupulin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7506362365203035" table:style-name="ce16">
            <text:p>0,2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edicago minim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22523518518518523" table:style-name="ce16">
            <text:p>0,2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edicago monspeliac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14495696597705882" table:style-name="ce16">
            <text:p>0,1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edicago polymorpha aggr.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edicago sativ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22634396959922229" table:style-name="ce16">
            <text:p>0,2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elilotus officinal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5000" table:style-name="ce3">
            <text:p>5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0034674932276761" table:style-name="ce16">
            <text:p>0,2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entha arvensis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36783374149714287" table:style-name="ce16">
            <text:p>0,37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ercurialis annu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esembryanthemum nodiflor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icromeria benthamii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icrorrhinum min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Minuartia dianthifolia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5">
            <text:p>Minuartia isaurica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float" office:value="1000" table:style-name="ce5">
            <text:p>1000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5">
            <text:p>Minuartia multinervis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5">
            <text:p>Minuartia sclerantha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Minuartia verna aggr.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isopates oronti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20866499999999999" table:style-name="ce16">
            <text:p>0,21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oenchia erect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31054635208000003" table:style-name="ce16">
            <text:p>0,31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yosotis arvensi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6445176470588236" table:style-name="ce16">
            <text:p>0,36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yosotis sicul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Myosotis strict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15040999999999999" table:style-name="ce16">
            <text:p>0,15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Neslia paniculat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Nigella arvens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15681295696758649" table:style-name="ce16">
            <text:p>0,16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Nigella damascen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Ochlopoa annu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Odontites vulgaris aggr.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Oxalis corniculat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2459852417318076" table:style-name="ce16">
            <text:p>0,52</text:p>
          </table:table-cell>
          <table:table-cell office:value-type="float" office:value="0.5" table:style-name="ce4">
            <text:p>0,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Oxalis debil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80591999999999997" table:style-name="ce16">
            <text:p>0,81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Oxalis latifol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Oxalis pes-caprae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48159500200250005" table:style-name="ce16">
            <text:p>0,48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Oxalis strict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4371935736629518" table:style-name="ce16">
            <text:p>0,54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Paeonia wittmanniana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Papaver argemon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29039999999999999" table:style-name="ce16">
            <text:p>0,29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apaver dubium aggr.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apaver hybrid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apaver lasiothrix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apaver rhoea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6942950891780232" table:style-name="ce16">
            <text:p>0,27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apaver somnifer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8720000000000001" table:style-name="ce16">
            <text:p>0,29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Papaver virchowii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Parietaria judaic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3553" table:style-name="ce16">
            <text:p>0,36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Paronychia lycica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5">
            <text:p>Paronychia saxatilis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Paspalum dilatatum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3152538342340706" table:style-name="ce16">
            <text:p>0,23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ersicaria amphib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94207265475" table:style-name="ce16">
            <text:p>0,19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ersicaria hydropiper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35661053235000001" table:style-name="ce16">
            <text:p>0,36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ersicaria lapathifol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8477101834538465" table:style-name="ce16">
            <text:p>0,28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ersicaria maculos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1100000000000002" table:style-name="ce16">
            <text:p>0,21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Petrorhagia alpina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Petrorhagia dub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hleum pratens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3067190921199207" table:style-name="ce16">
            <text:p>0,23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istacia atlantic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5000" table:style-name="ce3">
            <text:p>5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istacia terebinth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5000" table:style-name="ce3">
            <text:p>5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3400259656380178" table:style-name="ce16">
            <text:p>0,13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lantago lanceolat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0320610559483154" table:style-name="ce16">
            <text:p>0,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lantago major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1191642950119699" table:style-name="ce16">
            <text:p>0,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oa bulbos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31596055459958339" table:style-name="ce16">
            <text:p>0,3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oa pratensis aggr.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oa trivial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8745076526062158" table:style-name="ce16">
            <text:p>0,29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olycarpon tetraphyll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1.0260719999999999" table:style-name="ce16">
            <text:p>1,03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olygonum arenari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olygonum aviculare aggr.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olygonum equisetiform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11129224630000001" table:style-name="ce16">
            <text:p>0,11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olypodium vulgar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3840514066440907" table:style-name="ce16">
            <text:p>0,14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olypogon monspeliens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21054" table:style-name="ce16">
            <text:p>0,21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olypogon virid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47217999999999999" table:style-name="ce16">
            <text:p>0,47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otentilla argente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7939288768941175" table:style-name="ce16">
            <text:p>0,18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Potentilla reptan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3237596339852437" table:style-name="ce16">
            <text:p>0,23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Ranunculus arvens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28108333333333335" table:style-name="ce16">
            <text:p>0,28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Ranunculus fenzlii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Ranunculus flammul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9724999999999998" table:style-name="ce16">
            <text:p>0,20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Ranunculus illyric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2447666666666664" table:style-name="ce16">
            <text:p>0,12</text:p>
          </table:table-cell>
          <table:table-cell office:value-type="string" table:style-name="ce4">
            <text:p/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Ranunculus peltat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43691666667499995" table:style-name="ce16">
            <text:p>0,44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Ranunculus repen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8607443408874497" table:style-name="ce16">
            <text:p>0,19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Ranunculus sardo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Raphanus raphanistr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6589635946666668" table:style-name="ce16">
            <text:p>0,2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Rapistrum rugos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538025265777778" table:style-name="ce16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Reseda lute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600921375041692" table:style-name="ce16">
            <text:p>0,16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Reseda phyteum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2668443827658824" table:style-name="ce16">
            <text:p>0,27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Roemeria hybrid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Rorippa amphib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4080000000000001" table:style-name="ce16">
            <text:p>0,14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Rorippa austriac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Rorippa palustri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Rorippa sylvestri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32424999999999998" table:style-name="ce16">
            <text:p>0,3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Rumex acetosella</text:p>
          </table:table-cell>
          <table:table-cell office:value-type="string" table:style-name="ce3">
            <text:p>Non-crop</text:p>
          </table:table-cell>
          <table:table-cell office:value-type="float" office:value="0.75" table:style-name="ce4">
            <text:p>0,7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8504175918782176" table:style-name="ce16">
            <text:p>0,29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Rumex crisp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067810239838889" table:style-name="ce16">
            <text:p>0,2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Rumex obtusifoli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5000" table:style-name="ce3">
            <text:p>5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34717063772251855" table:style-name="ce16">
            <text:p>0,35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Rumex pulcher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Ruta montan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agina apetal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15679999999999999" table:style-name="ce16">
            <text:p>0,16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agina maritim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1429" table:style-name="ce16">
            <text:p>0,14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agina procumben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0352000000000001" table:style-name="ce16">
            <text:p>0,20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agina saginoide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16595145833333333" table:style-name="ce16">
            <text:p>0,17</text:p>
          </table:table-cell>
          <table:table-cell office:value-type="string" table:style-name="ce4">
            <text:p/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Salsola inermis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Salsola kali aggr.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alvia argente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8.2021343427478605E-2" table:style-name="ce16">
            <text:p>0,08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alvia pratensis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8672187499999998" table:style-name="ce16">
            <text:p>0,19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Satureja coerulea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float" office:value="1000" table:style-name="ce5">
            <text:p>1000</text:p>
          </table:table-cell>
          <table:table-cell office:value-type="float" office:value="0.3" table:style-name="ce6">
            <text:p>0,3</text:p>
          </table:table-cell>
          <table:table-cell office:value-type="float" office:value="0.3" table:style-name="ce6">
            <text:p>0,3</text:p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Scandix pecten-veneris aggr.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cleranthus annu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13133590000000001" table:style-name="ce16">
            <text:p>0,13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ecale cereal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5000" table:style-name="ce3">
            <text:p>5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2011021217999602" table:style-name="ce16">
            <text:p>0,3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ecurigera var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5639810426999998" table:style-name="ce16">
            <text:p>0,26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enecio leucanthemifoli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enecio vulgar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2887782587205133" table:style-name="ce16">
            <text:p>0,33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etaria pumil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27777777778000001" table:style-name="ce16">
            <text:p>0,2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etaria verticillat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48649999999999999" table:style-name="ce16">
            <text:p>0,49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etaria virid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30548016149472074" table:style-name="ce16">
            <text:p>0,3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herardia arvens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21135540356666668" table:style-name="ce16">
            <text:p>0,21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ilene apetal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ilene baccifer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Silene balansae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Silene densiflor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ilene gallic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17472646039130435" table:style-name="ce16">
            <text:p>0,17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Silene isaurica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Silene latifol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2759653463049995" table:style-name="ce16">
            <text:p>0,23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ilene noctiflor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21840000000000001" table:style-name="ce16">
            <text:p>0,22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Silene pungens</text:p>
          </table:table-cell>
          <table:table-cell office:value-type="string" table:style-name="ce5">
            <text:p>Non-crop</text:p>
          </table:table-cell>
          <table:table-cell office:value-type="string" table:style-name="ce6">
            <text:p/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Silene thymifol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ilene vulgar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0790293052618333" table:style-name="ce16">
            <text:p>0,21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inapis alb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2603681578708001" table:style-name="ce16">
            <text:p>0,23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inapis arvens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2525993326250009" table:style-name="ce16">
            <text:p>0,53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olanum alatum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olanum nigrum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27866666666666667" table:style-name="ce16">
            <text:p>0,28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olanum tuberosum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291" table:style-name="ce16">
            <text:p>0,23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7">
            <text:p>Sonchus acaulis</text:p>
          </table:table-cell>
          <table:table-cell office:value-type="string" table:style-name="ce7">
            <text:p>Non-crop</text:p>
          </table:table-cell>
          <table:table-cell office:value-type="float" office:value="1" table:style-name="ce8">
            <text:p>1</text:p>
          </table:table-cell>
          <table:table-cell office:value-type="float" office:value="5000" table:style-name="ce7">
            <text:p>5000</text:p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table:number-columns-repeated="2" table:style-name="ce8"/>
          <table:table-cell table:style-name="ce18"/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7">
            <text:p>Canary island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59" table:style-name="ce7"/>
        </table:table-row>
        <table:table-row table:style-name="ro1">
          <table:table-cell office:value-type="string" table:style-name="ce3">
            <text:p>Sonchus arvensis</text:p>
          </table:table-cell>
          <table:table-cell office:value-type="string" table:style-name="ce3">
            <text:p>Non-crop</text:p>
          </table:table-cell>
          <table:table-cell office:value-type="float" office:value="0.75" table:style-name="ce4">
            <text:p>0,75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2240200837472748" table:style-name="ce16">
            <text:p>0,22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onchus asper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36936745633009671" table:style-name="ce16">
            <text:p>0,37</text:p>
          </table:table-cell>
          <table:table-cell office:value-type="float" office:value="0.5" table:style-name="ce4">
            <text:p>0,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onchus olerace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31489735352405901" table:style-name="ce16">
            <text:p>0,3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orghum halepense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8538468996416255" table:style-name="ce16">
            <text:p>0,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pergula arvens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1579893761424444" table:style-name="ce16">
            <text:p>0,1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pergula pentandr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34986357638999999" table:style-name="ce16">
            <text:p>0,35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pergularia rubr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17140792332504096" table:style-name="ce16">
            <text:p>0,17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tachys annu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tachys arvens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30130000000000001" table:style-name="ce16">
            <text:p>0,3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tachys palustr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35163445796666676" table:style-name="ce16">
            <text:p>0,35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tellaria gramine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5881092429526758" table:style-name="ce16">
            <text:p>0,16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Stellaria kotschyana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24"/>
          <table:table-cell table:style-name="ce17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Stellaria med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4731624450381022" table:style-name="ce16">
            <text:p>0,5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tipa capillat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ymphytum officinal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9786182800000005" table:style-name="ce16">
            <text:p>0,3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aeniatherum caput-medusa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28811000000000003" table:style-name="ce16">
            <text:p>0,29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3">
            <text:p>Tamarix hampeana</text:p>
          </table:table-cell>
          <table:table-cell office:value-type="string" table:style-name="ce13">
            <text:p>Non-crop</text:p>
          </table:table-cell>
          <table:table-cell office:value-type="float" office:value="0.5" table:style-name="ce14">
            <text:p>0,5</text:p>
          </table:table-cell>
          <table:table-cell office:value-type="float" office:value="5000" table:style-name="ce13">
            <text:p>5000</text:p>
          </table:table-cell>
          <table:table-cell office:value-type="float" office:value="1" table:style-name="ce14">
            <text:p>1</text:p>
          </table:table-cell>
          <table:table-cell office:value-type="float" office:value="0.1" table:style-name="ce14">
            <text:p>0,1</text:p>
          </table:table-cell>
          <table:table-cell table:number-columns-repeated="2" table:style-name="ce14"/>
          <table:table-cell table:style-name="ce21"/>
          <table:table-cell office:value-type="string" table:style-name="ce14">
            <text:p/>
          </table:table-cell>
          <table:table-cell office:value-type="string" table:style-name="ce14">
            <text:p>unknown</text:p>
          </table:table-cell>
          <table:table-cell office:value-type="string" table:style-name="ce14">
            <text:p>unknown</text:p>
          </table:table-cell>
          <table:table-cell office:value-type="string" table:style-name="ce14">
            <text:p>unknown</text:p>
          </table:table-cell>
          <table:table-cell office:value-type="string" table:style-name="ce14">
            <text:p>unknown</text:p>
          </table:table-cell>
          <table:table-cell office:value-type="string" table:style-name="ce13">
            <text:p>Tree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59" table:style-name="ce13"/>
        </table:table-row>
        <table:table-row table:style-name="ro1">
          <table:table-cell office:value-type="string" table:style-name="ce3">
            <text:p>Taraxacum sect. Taraxacum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5" table:style-name="ce4">
            <text:p>0,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araxacum serotinum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eucrium chamaedry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2795133280245852" table:style-name="ce16">
            <text:p>0,13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eucrium polium aggr.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helypteris palustr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37465465838571432" table:style-name="ce16">
            <text:p>0,37</text:p>
          </table:table-cell>
          <table:table-cell office:value-type="string" table:style-name="ce4">
            <text:p/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hlaspi arvense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19852956778768965" table:style-name="ce16">
            <text:p>0,2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hymelaea passerin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hymus striatus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Thymus zygioides</text:p>
          </table:table-cell>
          <table:table-cell office:value-type="string" table:style-name="ce5">
            <text:p>Crop</text:p>
          </table:table-cell>
          <table:table-cell office:value-type="float" office:value="0.5" table:style-name="ce6">
            <text:p>0,5</text:p>
          </table:table-cell>
          <table:table-cell office:value-type="float" office:value="1000" table:style-name="ce5">
            <text:p>1000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float" office:value="1" table:style-name="ce6">
            <text:p>1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Tragopogon pratens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7506026097833871" table:style-name="ce16">
            <text:p>0,18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ribulus terrestr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18449822499035165" table:style-name="ce16">
            <text:p>0,1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rifolium arvens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17829559446409091" table:style-name="ce16">
            <text:p>0,18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rifolium echinat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rifolium pratens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179491773307734" table:style-name="ce16">
            <text:p>0,22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rifolium repen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357083796367665" table:style-name="ce16">
            <text:p>0,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rifolium scabr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16573788307000004" table:style-name="ce16">
            <text:p>0,17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rinia glauc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368" table:style-name="ce16">
            <text:p>0,14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ripleurospermum maritimum aggr.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riticosecale rimpaui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riticum aestivum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22846656305865" table:style-name="ce16">
            <text:p>0,2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ropaeolum maju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ussilago farfar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8590000000000001" table:style-name="ce16">
            <text:p>0,19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,5</text:p>
          </table:table-cell>
          <table:table-cell office:value-type="float" office:value="2.5" table:style-name="ce4">
            <text:p>2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Urtica dioic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5000" table:style-name="ce3">
            <text:p>5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6409527246964076" table:style-name="ce16">
            <text:p>0,26</text:p>
          </table:table-cell>
          <table:table-cell office:value-type="float" office:value="0.25" table:style-name="ce4">
            <text:p>0,25</text:p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Urtica uren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0582727272727268" table:style-name="ce16">
            <text:p>0,51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accaria hispanica</text:p>
          </table:table-cell>
          <table:table-cell office:value-type="string" table:style-name="ce3">
            <text:p>Non-crop</text:p>
          </table:table-cell>
          <table:table-cell office:value-type="float" office:value="0.75" table:style-name="ce4">
            <text:p>0,7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alerianella dentat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1943" table:style-name="ce16">
            <text:p>0,19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alerianella microcarpa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erbascum pulverulentum</text:p>
          </table:table-cell>
          <table:table-cell office:value-type="string" table:style-name="ce3">
            <text:p>Non-crop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erbena officinal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4924999999999999" table:style-name="ce16">
            <text:p>0,15</text:p>
          </table:table-cell>
          <table:table-cell office:value-type="float" office:value="0.5" table:style-name="ce4">
            <text:p>0,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eronica agrest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5230000000000001" table:style-name="ce16">
            <text:p>0,55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eronica arvens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34530514822249997" table:style-name="ce16">
            <text:p>0,35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eronica hederifoli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2206923076923083" table:style-name="ce16">
            <text:p>0,32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eronica persic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4674959250268539" table:style-name="ce16">
            <text:p>0,35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eronica polit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31180000000000002" table:style-name="ce16">
            <text:p>0,31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eronica triphyllo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eronica verna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39919546710999998" table:style-name="ce16">
            <text:p>0,4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icia cracc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9369625325618059" table:style-name="ce16">
            <text:p>0,2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icia grandiflor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9995000000000005" table:style-name="ce16">
            <text:p>0,3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icia hirsut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1816627529" table:style-name="ce16">
            <text:p>0,1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icia lute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1565769734000001" table:style-name="ce16">
            <text:p>0,2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icia pannonic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icia peregrin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16">
            <text:p>0,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icia sativ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2165990736790252" table:style-name="ce16">
            <text:p>0,2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icia sepium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36870227999999999" table:style-name="ce16">
            <text:p>0,3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icia tetrasperm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0.40185999999999999" table:style-name="ce16">
            <text:p>0,4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icia villosa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32430579856842018" table:style-name="ce16">
            <text:p>0,3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iola arvensi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49284416666666669" table:style-name="ce16">
            <text:p>0,49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Viola pentadactyla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string" table:style-name="ce5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2" table:style-name="ce6"/>
          <table:table-cell table:style-name="ce17"/>
          <table:table-cell office:value-type="string" table:style-name="ce6">
            <text:p/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style-name="ro1">
          <table:table-cell office:value-type="string" table:style-name="ce3">
            <text:p>Viola tricolor aggr.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Vulpia myuros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22">
            <text:p>6</text:p>
          </table:table-cell>
          <table:table-cell office:value-type="float" office:value="9.8930470622380959E-2" table:style-name="ce16">
            <text:p>0,1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Xanthium orientale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Xanthium spinos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60" table:style-name="ce22">
            <text:p>60</text:p>
          </table:table-cell>
          <table:table-cell office:value-type="float" office:value="2" table:style-name="ce22">
            <text:p>2</text:p>
          </table:table-cell>
          <table:table-cell office:value-type="float" office:value="0.13352999999999998" table:style-name="ce16">
            <text:p>0,13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Xanthium strumari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2000" table:style-name="ce3">
            <text:p>2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15984053803674064" table:style-name="ce16">
            <text:p>0,16</text:p>
          </table:table-cell>
          <table:table-cell office:value-type="float" office:value="0.25" table:style-name="ce4">
            <text:p>0,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Xeranthemum annu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20272999999999999" table:style-name="ce16">
            <text:p>0,2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Xeranthemum cylindraceum</text:p>
          </table:table-cell>
          <table:table-cell office:value-type="string" table:style-name="ce3">
            <text:p>Non-crop</text:p>
          </table:table-cell>
          <table:table-cell office:value-type="float" office:value="0.5" table:style-name="ce4">
            <text:p>0,5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16">
            <text:p>0,50</text:p>
          </table:table-cell>
          <table:table-cell office:value-type="string" table:style-name="ce4">
            <text:p/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Zea mays</text:p>
          </table:table-cell>
          <table:table-cell office:value-type="string" table:style-name="ce3">
            <text:p>Crop</text:p>
          </table:table-cell>
          <table:table-cell office:value-type="float" office:value="0.5" table:style-name="ce4">
            <text:p>0,5</text:p>
          </table:table-cell>
          <table:table-cell office:value-type="float" office:value="5000" table:style-name="ce3">
            <text:p>500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,1</text:p>
          </table:table-cell>
          <table:table-cell office:value-type="float" office:value="40" table:style-name="ce22">
            <text:p>40</text:p>
          </table:table-cell>
          <table:table-cell office:value-type="float" office:value="4" table:style-name="ce22">
            <text:p>4</text:p>
          </table:table-cell>
          <table:table-cell office:value-type="float" office:value="0.22157797693208861" table:style-name="ce16">
            <text:p>0,2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Zuvanda crenulata</text:p>
          </table:table-cell>
          <table:table-cell office:value-type="string" table:style-name="ce5">
            <text:p>Non-crop</text:p>
          </table:table-cell>
          <table:table-cell office:value-type="float" office:value="0.5" table:style-name="ce6">
            <text:p>0,5</text:p>
          </table:table-cell>
          <table:table-cell office:value-type="float" office:value="1000" table:style-name="ce5">
            <text:p>1000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5">
            <text:p/>
          </table:table-cell>
          <table:table-cell office:value-type="string" table:style-name="ce5">
            <text:p/>
          </table:table-cell>
          <table:table-cell office:value-type="string" table:style-name="ce17">
            <text:p/>
          </table:table-cell>
          <table:table-cell office:value-type="string" table:style-name="ce6">
            <text:p/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Turkey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5"/>
        </table:table-row>
        <table:table-row table:number-rows-repeated="11" table:style-name="ro1">
          <table:table-cell table:number-columns-repeated="2" table:style-name="ce3"/>
          <table:table-cell table:style-name="ce4"/>
          <table:table-cell table:style-name="ce3"/>
          <table:table-cell table:number-columns-repeated="2" table:style-name="ce4"/>
          <table:table-cell table:number-columns-repeated="2" table:style-name="ce3"/>
          <table:table-cell table:style-name="ce16"/>
          <table:table-cell table:number-columns-repeated="5" table:style-name="ce4"/>
          <table:table-cell table:style-name="ce1"/>
          <table:table-cell table:number-columns-repeated="16369" table:style-name="ce3"/>
        </table:table-row>
        <table:table-row table:number-rows-repeated="1574" table:style-name="ro1">
          <table:table-cell table:number-columns-repeated="9"/>
          <table:table-cell table:number-columns-repeated="5" table:style-name="ce4"/>
          <table:table-cell table:number-columns-repeated="16370"/>
        </table:table-row>
        <table:table-row table:number-rows-repeated="1046506" table:style-name="ro1">
          <table:table-cell table:number-columns-repeated="16384"/>
        </table:table-row>
      </table:table>
      <table:table table:name="README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16381" table:default-cell-style-name="ce1"/>
        <table:table-row table:style-name="ro1">
          <table:table-cell office:value-type="string" table:style-name="ce1">
            <text:p>colnames</text:p>
          </table:table-cell>
          <table:table-cell office:value-type="string" table:style-name="ce1">
            <text:p>definition</text:p>
          </table:table-cell>
          <table:table-cell office:value-type="string" table:style-name="ce1">
            <text:p>IBCgrass trai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pecies</text:p>
          </table:table-cell>
          <table:table-cell office:value-type="string" table:style-name="ce1">
            <text:p>species latin name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tegory</text:p>
          </table:table-cell>
          <table:table-cell office:value-type="string" table:style-name="ce1">
            <text:p>crop / non-crop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LMR</text:p>
          </table:table-cell>
          <table:table-cell office:value-type="string" table:style-name="ce25">
            <text:p>Leaf mass ratio (i.e. leaf mass per shoot mass)<text:s/>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xMass (mg)</text:p>
          </table:table-cell>
          <table:table-cell office:value-type="string" table:style-name="ce25">
            <text:p>Maximum individual mass<text:s/>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Seed (mg)</text:p>
          </table:table-cell>
          <table:table-cell office:value-type="string" table:style-name="ce25">
            <text:p>Mass of one seed<text:s/>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ist (m)</text:p>
          </table:table-cell>
          <table:table-cell office:value-type="string" table:style-name="ce25">
            <text:p>Mean dispersal distance (standard deviation of the dispersal kernel)<text:s/>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Gmax</text:p>
          </table:table-cell>
          <table:table-cell office:value-type="string" table:style-name="ce25">
            <text:p>Maximal resource utilization per ZOI (zone of interest) area per time step<text:s/>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mo (weeks)</text:p>
          </table:table-cell>
          <table:table-cell office:value-type="string" table:style-name="ce25">
            <text:p>Maximal time of survival under stress<text:s/>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2">
          <table:table-cell office:value-type="string" table:style-name="ce15">
            <text:p>SLA(comb)</text:p>
          </table:table-cell>
          <table:table-cell office:value-type="string" table:style-name="ce25">
            <text:p>Specific leaf area (above-ground ZOI area per leaf mass)<text:s/>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Palat</text:p>
          </table:table-cell>
          <table:table-cell office:value-type="string" table:style-name="ce25">
            <text:p>Palatability -&gt; susceptibility towards grazing<text:s/>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lonal</text:p>
          </table:table-cell>
          <table:table-cell office:value-type="string" table:style-name="ce25">
            <text:p>Is the plant clonal at all?<text:s/>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anSpacerLength (cm)</text:p>
          </table:table-cell>
          <table:table-cell office:value-type="string" table:style-name="ce25">
            <text:p>Mean lateral spread for clonal plants<text:s/>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dSpacerLength (cm)</text:p>
          </table:table-cell>
          <table:table-cell office:value-type="string" table:style-name="ce25">
            <text:p>Standard deviation of lateral spread for clonal plants<text:s/>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sshare</text:p>
          </table:table-cell>
          <table:table-cell office:value-type="string" table:style-name="ce25">
            <text:p>Integration of ramets within the genet<text:s text:c="2"/>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te</text:p>
          </table:table-cell>
          <table:table-cell office:value-type="string" table:style-name="ce25">
            <text:p>Note about the li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TE_I1</text:p>
          </table:table-cell>
          <table:table-cell office:value-type="string" table:style-name="ce1">
            <text:p>biogeographic region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A_I1</text:p>
          </table:table-cell>
          <table:table-cell office:value-type="string" table:style-name="ce1">
            <text:p>biogeographic regions "anatolia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LS_I1</text:p>
          </table:table-cell>
          <table:table-cell office:value-type="string" table:style-name="ce1">
            <text:p>biogeographic region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P_I1</text:p>
          </table:table-cell>
          <table:table-cell office:value-type="string" table:style-name="ce1">
            <text:p>biogeographic region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L_I1</text:p>
          </table:table-cell>
          <table:table-cell office:value-type="string" table:style-name="ce1">
            <text:p>biogeographic region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_I1</text:p>
          </table:table-cell>
          <table:table-cell office:value-type="string" table:style-name="ce1">
            <text:p>biogeographic region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_I1</text:p>
          </table:table-cell>
          <table:table-cell office:value-type="string" table:style-name="ce1">
            <text:p>biogeographic region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N_I1</text:p>
          </table:table-cell>
          <table:table-cell office:value-type="string" table:style-name="ce1">
            <text:p>biogeographic region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D_I1</text:p>
          </table:table-cell>
          <table:table-cell office:value-type="string" table:style-name="ce1">
            <text:p>biogeographic region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C_I1</text:p>
          </table:table-cell>
          <table:table-cell office:value-type="string" table:style-name="ce1">
            <text:p>biogeographic regions</text:p>
          </table:table-cell>
          <table:table-cell table:number-columns-repeated="16382"/>
        </table:table-row>
        <table:table-row table:number-rows-repeated="1048550" table:style-name="ro1">
          <table:table-cell table:number-columns-repeated="16384"/>
        </table:table-row>
      </table:table>
      <table:database-ranges>
        <table:database-range table:target-range-address="'NTTP''s_communities_arable'.A1:'NTTP''s_communities_arable'.Y207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_50_0_160__37__32_-_32_Accent1" style:display-name="20 % - Accent1" style:family="table-cell" style:data-style-name="N0">
      <style:table-cell-properties fo:background-color="#C0E6F5"/>
    </style:style>
    <style:style style:name="_50_0_160__37__32_-_32_Accent2" style:display-name="20 % - Accent2" style:family="table-cell" style:data-style-name="N0">
      <style:table-cell-properties fo:background-color="#FBE2D5"/>
    </style:style>
    <style:style style:name="_50_0_160__37__32_-_32_Accent3" style:display-name="20 % - Accent3" style:family="table-cell" style:data-style-name="N0">
      <style:table-cell-properties fo:background-color="#C1F0C8"/>
    </style:style>
    <style:style style:name="_50_0_160__37__32_-_32_Accent4" style:display-name="20 % - Accent4" style:family="table-cell" style:data-style-name="N0">
      <style:table-cell-properties fo:background-color="#CAEDFB"/>
    </style:style>
    <style:style style:name="_50_0_160__37__32_-_32_Accent5" style:display-name="20 % - Accent5" style:family="table-cell" style:data-style-name="N0">
      <style:table-cell-properties fo:background-color="#F2CEEF"/>
    </style:style>
    <style:style style:name="_50_0_160__37__32_-_32_Accent6" style:display-name="20 % - Accent6" style:family="table-cell" style:data-style-name="N0">
      <style:table-cell-properties fo:background-color="#DAF2D0"/>
    </style:style>
    <style:style style:name="_52_0_160__37__32_-_32_Accent1" style:display-name="40 % - Accent1" style:family="table-cell" style:data-style-name="N0">
      <style:table-cell-properties fo:background-color="#83CCEB"/>
    </style:style>
    <style:style style:name="_52_0_160__37__32_-_32_Accent2" style:display-name="40 % - Accent2" style:family="table-cell" style:data-style-name="N0">
      <style:table-cell-properties fo:background-color="#F7C7AC"/>
    </style:style>
    <style:style style:name="_52_0_160__37__32_-_32_Accent3" style:display-name="40 % - Accent3" style:family="table-cell" style:data-style-name="N0">
      <style:table-cell-properties fo:background-color="#83E28E"/>
    </style:style>
    <style:style style:name="_52_0_160__37__32_-_32_Accent4" style:display-name="40 % - Accent4" style:family="table-cell" style:data-style-name="N0">
      <style:table-cell-properties fo:background-color="#94DCF8"/>
    </style:style>
    <style:style style:name="_52_0_160__37__32_-_32_Accent5" style:display-name="40 % - Accent5" style:family="table-cell" style:data-style-name="N0">
      <style:table-cell-properties fo:background-color="#E49EDD"/>
    </style:style>
    <style:style style:name="_52_0_160__37__32_-_32_Accent6" style:display-name="40 % - Accent6" style:family="table-cell" style:data-style-name="N0">
      <style:table-cell-properties fo:background-color="#B5E6A2"/>
    </style:style>
    <style:style style:name="_54_0_160__37__32_-_32_Accent1" style:display-name="60 % - Accent1" style:family="table-cell" style:data-style-name="N0">
      <style:table-cell-properties fo:background-color="#44B3E1"/>
    </style:style>
    <style:style style:name="_54_0_160__37__32_-_32_Accent2" style:display-name="60 % - Accent2" style:family="table-cell" style:data-style-name="N0">
      <style:table-cell-properties fo:background-color="#F1A983"/>
    </style:style>
    <style:style style:name="_54_0_160__37__32_-_32_Accent3" style:display-name="60 % - Accent3" style:family="table-cell" style:data-style-name="N0">
      <style:table-cell-properties fo:background-color="#47D359"/>
    </style:style>
    <style:style style:name="_54_0_160__37__32_-_32_Accent4" style:display-name="60 % - Accent4" style:family="table-cell" style:data-style-name="N0">
      <style:table-cell-properties fo:background-color="#61CBF3"/>
    </style:style>
    <style:style style:name="_54_0_160__37__32_-_32_Accent5" style:display-name="60 % - Accent5" style:family="table-cell" style:data-style-name="N0">
      <style:table-cell-properties fo:background-color="#D86DCD"/>
    </style:style>
    <style:style style:name="_54_0_160__37__32_-_32_Accent6" style:display-name="60 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ommentaire" style:family="table-cell" style:data-style-name="N0">
      <style:table-cell-properties fo:border="thin solid #B2B2B2" fo:background-color="#FFFFCC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itre_160_4" style:display-name="Titre 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Arts, Gertie</meta:initial-creator>
    <dc:creator/>
    <meta:creation-date>2025-11-17T08:58:24Z</meta:creation-date>
    <dc:date>2025-12-08T13:48:03Z</dc:date>
    <meta:user-defined meta:name="ContentTypeId">0x01010044667E1F3ED19542AAD02EBCA53B4B6F</meta:user-defined>
  </office:meta>
</office:document-meta>
</file>